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turity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>
            <text:p>Lm</text:p>
            <text:p>(cm)</text:p>
          </table:table-cell>
          <table:table-cell table:style-name="ce1" office:value-type="string" table:number-columns-spanned="3" table:number-rows-spanned="1">
            <text:p>Length</text:p>
            <text:p>(cm)</text:p>
          </table:table-cell>
          <table:covered-table-cell table:number-columns-repeated="2" table:style-name="Default"/>
          <table:table-cell table:style-name="ce1" office:value-type="string">
            <text:p>Age range</text:p>
            <text:p>(y)</text:p>
          </table:table-cell>
          <table:table-cell table:style-name="ce1" office:value-type="string">
            <text:p>tm</text:p>
            <text:p>(y)</text:p>
          </table:table-cell>
          <table:table-cell table:style-name="ce1" office:value-type="string">
            <text:p>Sex of fis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ocality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-0">
            <text:p>0</text:p>
          </table:table-cell>
          <table:table-cell table:style-name="ce3" office:value-type="float" office:value="18">
            <text:p>18</text:p>
          </table:table-cell>
          <table:table-cell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839&amp;vsex=unsexed&amp;vlocality=Aegean+Sea">unsexed</text:a> </text:p>
          </table:table-cell>
          <table:table-cell office:value-type="string">
            <text:p>Greece</text:p>
          </table:table-cell>
          <table:table-cell office:value-type="string">
            <text:p>Aegean Sea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28200&amp;vsex=unsexed&amp;vlocality=Senegal">unsexed</text:a> </text:p>
          </table:table-cell>
          <table:table-cell table:number-columns-repeated="2" office:value-type="string">
            <text:p>Senegal</text:p>
          </table:table-cell>
        </table:table-row>
        <table:table-row table:style-name="ro3">
          <table:table-cell/>
          <table:table-cell office:value-type="float" office:value="19.5">
            <text:p>19.5</text:p>
          </table:table-cell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7199&amp;vsex=unsexed&amp;vlocality=1988-90+%28minor+upwelling+season%29">unsexed</text:a> </text:p>
          </table:table-cell>
          <table:table-cell office:value-type="string">
            <text:p>Cote d'Ivoire</text:p>
          </table:table-cell>
          <table:table-cell office:value-type="string">
            <text:p>1988-90 (minor upwelling season)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7199&amp;vsex=unsexed&amp;vlocality=1988-90+%28major+upwelling+season%29">unsexed</text:a> </text:p>
          </table:table-cell>
          <table:table-cell office:value-type="string">
            <text:p>Cote d'Ivoire</text:p>
          </table:table-cell>
          <table:table-cell office:value-type="string">
            <text:p>1988-90 (major upwelling season)</text:p>
          </table:table-cell>
        </table:table-row>
        <table:table-row table:style-name="ro3">
          <table:table-cell/>
          <table:table-cell office:value-type="float" office:value="14.5">
            <text:p>14.5</text:p>
          </table:table-cell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7199&amp;vsex=unsexed&amp;vlocality=1968-69+%28minor+upwelling+season%29">unsexed</text:a> </text:p>
          </table:table-cell>
          <table:table-cell office:value-type="string">
            <text:p>Cote d'Ivoire</text:p>
          </table:table-cell>
          <table:table-cell office:value-type="string">
            <text:p>1968-69 (minor upwelling season)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7199&amp;vsex=unsexed&amp;vlocality=1968-69+%28major+upwelling+season%29">unsexed</text:a> </text:p>
          </table:table-cell>
          <table:table-cell office:value-type="string">
            <text:p>Cote d'Ivoire</text:p>
          </table:table-cell>
          <table:table-cell office:value-type="string">
            <text:p>1968-69 (major upwelling season)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-0">
            <text:p>0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839&amp;vsex=unsexed&amp;vlocality=Western+Mediterranean">unsexed</text:a> </text:p>
          </table:table-cell>
          <table:table-cell office:value-type="string">
            <text:p>Spain</text:p>
          </table:table-cell>
          <table:table-cell office:value-type="string">
            <text:p>Western Mediterranean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-0">
            <text:p>0</text:p>
          </table:table-cell>
          <table:table-cell table:style-name="ce3" office:value-type="float" office:value="23">
            <text:p>23</text:p>
          </table:table-cell>
          <table:table-cell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839&amp;vsex=unsexed&amp;vlocality=Pointe+Noire">unsexed</text:a> </text:p>
          </table:table-cell>
          <table:table-cell office:value-type="string">
            <text:p>Congo Rep</text:p>
          </table:table-cell>
          <table:table-cell office:value-type="string">
            <text:p>Pointe Noire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-0">
            <text:p>0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-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839&amp;vsex=unsexed&amp;vlocality=Brazil">unsexed</text:a> </text:p>
          </table:table-cell>
          <table:table-cell table:number-columns-repeated="2" office:value-type="string">
            <text:p>Brazil</text:p>
          </table:table-cell>
        </table:table-row>
        <table:table-row table:style-name="ro2">
          <table:table-cell table:style-name="ce3" office:value-type="string">
            <text:p>12.0 TL </text:p>
          </table:table-cell>
          <table:table-cell table:style-name="ce2"/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/>
          <table:table-cell table:style-name="ce3" office:value-type="float" office:value="1">
            <text:p>1</text:p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2285&amp;vsex=female&amp;vlocality=Tunisia">female</text:a> </text:p>
          </table:table-cell>
          <table:table-cell table:number-columns-repeated="2" office:value-type="string">
            <text:p>Tunisia</text:p>
          </table:table-cell>
        </table:table-row>
        <table:table-row table:style-name="ro2">
          <table:table-cell table:style-name="ce3" office:value-type="string">
            <text:p>13.0 TL </text:p>
          </table:table-cell>
          <table:table-cell table:style-name="ce2"/>
          <table:table-cell office:value-type="float" office:value="-0">
            <text:p>0</text:p>
          </table:table-cell>
          <table:table-cell table:number-columns-repeated="2"/>
          <table:table-cell office:value-type="float" office:value="-0">
            <text:p>0</text:p>
          </table:table-cell>
          <table:table-cell/>
          <table:table-cell table:style-name="ce3" office:value-type="float" office:value="1">
            <text:p>1</text:p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2285&amp;vsex=male&amp;vlocality=Tunisia">male</text:a> </text:p>
          </table:table-cell>
          <table:table-cell table:number-columns-repeated="2" office:value-type="string">
            <text:p>Tunisia</text:p>
          </table:table-cell>
        </table:table-row>
        <table:table-row table:style-name="ro1">
          <table:table-cell table:style-name="ce3" office:value-type="string">
            <text:p>15.5 TL </text:p>
          </table:table-cell>
          <table:table-cell office:value-type="float" office:value="13.5">
            <text:p>13.5</text:p>
          </table:table-cell>
          <table:table-cell office:value-type="float" office:value="-0">
            <text:p>0</text:p>
          </table:table-cell>
          <table:table-cell table:style-name="ce3" office:value-type="float" office:value="20.5">
            <text:p>20.5</text:p>
          </table:table-cell>
          <table:table-cell table:style-name="ce3" office:value-type="float" office:value="0.65">
            <text:p>0.65</text:p>
          </table:table-cell>
          <table:table-cell office:value-type="float" office:value="-0">
            <text:p>0</text:p>
          </table:table-cell>
          <table:table-cell table:style-name="ce3" office:value-type="float" office:value="2.53">
            <text:p>2.53</text:p>
          </table:table-cell>
          <table:table-cell table:style-name="ce3" office:value-type="float" office:value="1.04">
            <text:p>1.04</text:p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75694&amp;vsex=male&amp;vlocality=Kavala+Gulf+%282000-2002%29">male</text:a> </text:p>
          </table:table-cell>
          <table:table-cell office:value-type="string">
            <text:p>Greece</text:p>
          </table:table-cell>
          <table:table-cell office:value-type="string">
            <text:p>Kavala Gulf (2000-2002)</text:p>
          </table:table-cell>
        </table:table-row>
        <table:table-row table:style-name="ro1">
          <table:table-cell table:style-name="ce3" office:value-type="string">
            <text:p>16.8 TL </text:p>
          </table:table-cell>
          <table:table-cell office:value-type="float" office:value="13.6">
            <text:p>13.6</text:p>
          </table:table-cell>
          <table:table-cell office:value-type="float" office:value="-0">
            <text:p>0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0.67">
            <text:p>0.67</text:p>
          </table:table-cell>
          <table:table-cell office:value-type="float" office:value="-0">
            <text:p>0</text:p>
          </table:table-cell>
          <table:table-cell table:style-name="ce3" office:value-type="float" office:value="3.04">
            <text:p>3.04</text:p>
          </table:table-cell>
          <table:table-cell table:style-name="ce3" office:value-type="float" office:value="1.33">
            <text:p>1.33</text:p>
          </table:table-cell>
          <table:table-cell office:value-type="string">
            <text:p><text:a xlink:href="http://www.fishbase.org/Reproduction/FishMaturitySummary.php?id=1043&amp;genusname=Sardinella&amp;speciesname=aurita&amp;vstockcode=1059&amp;vmaturityrefno=75694&amp;vsex=female&amp;vlocality=Kavala+Gulf+%282000-2002%29">female</text:a> </text:p>
          </table:table-cell>
          <table:table-cell office:value-type="string">
            <text:p>Greece</text:p>
          </table:table-cell>
          <table:table-cell office:value-type="string">
            <text:p>Kavala Gulf (2000-2002)</text:p>
          </table:table-cell>
        </table:table-row>
      </table:table>
      <table:table table:name="fecundity" table:style-name="ta1">
        <table:table-column table:style-name="co1" table:number-columns-repeated="9" table:default-cell-style-name="ce3"/>
        <table:table-row table:style-name="ro1">
          <table:table-cell office:value-type="string" table:number-columns-spanned="1" table:number-rows-spanned="2">
            <text:p>Country</text:p>
          </table:table-cell>
          <table:table-cell office:value-type="string" table:number-columns-spanned="1" table:number-rows-spanned="2">
            <text:p>Locality</text:p>
          </table:table-cell>
          <table:table-cell office:value-type="string" table:number-columns-spanned="2" table:number-rows-spanned="1">
            <text:p>Absolute Fecundity</text:p>
          </table:table-cell>
          <table:covered-table-cell table:style-name="Default"/>
          <table:table-cell office:value-type="string" table:number-columns-spanned="3" table:number-rows-spanned="1">
            <text:p>Relative Fecundity</text:p>
          </table:table-cell>
          <table:covered-table-cell table:number-columns-repeated="2" table:style-name="Default"/>
          <table:table-cell office:value-type="string" table:number-columns-spanned="2" table:number-rows-spanned="1">
            <text:p>Fecundity/length relationship</text:p>
          </table:table-cell>
          <table:covered-table-cell table:style-name="Default"/>
        </table:table-row>
        <table:table-row table:style-name="ro2">
          <table:covered-table-cell table:number-columns-repeated="2" table:style-name="Default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Max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<text:a xlink:href="http://www.fishbase.org/Reproduction/FishFecunditySummary.php?ID=1043&amp;GenusName=Sardinella&amp;SpeciesName=aurita&amp;autoctr=1000">Kavala Gulf (2000-2002) </text:a> </text:p>
          </table:table-cell>
          <table:table-cell office:value-type="float" office:value="9700">
            <text:p>9700</text:p>
          </table:table-cell>
          <table:table-cell office:value-type="float" office:value="72700">
            <text:p>72700</text:p>
          </table:table-cell>
          <table:table-cell office:value-type="float" office:value="242">
            <text:p>242</text:p>
          </table:table-cell>
          <table:table-cell office:value-type="float" office:value="445">
            <text:p>445</text:p>
          </table:table-cell>
          <table:table-cell office:value-type="float" office:value="681">
            <text:p>681</text:p>
          </table:table-cell>
          <table:table-cell office:value-type="float" office:value="0.949">
            <text:p>0.949</text:p>
          </table:table-cell>
          <table:table-cell office:value-type="float" office:value="4.22">
            <text:p>4.22</text:p>
          </table:table-cell>
        </table:table-row>
      </table:table>
      <table:table table:name="age.size" table:style-name="ta1"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3" table:default-cell-style-name="ce3"/>
        <table:table-row table:style-name="ro2">
          <table:table-cell table:style-name="ce1" office:value-type="string">
            <text:p>Sex</text:p>
          </table:table-cell>
          <table:table-cell table:style-name="ce1" office:value-type="string">
            <text:p>Wmax (g)</text:p>
          </table:table-cell>
          <table:table-cell table:style-name="ce1" office:value-type="string">
            <text:p>Lmax (cm)</text:p>
          </table:table-cell>
          <table:table-cell table:style-name="ce1" office:value-type="string">
            <text:p>Tmax (y)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ocality</text:p>
          </table:table-cell>
        </table:table-row>
        <table:table-row table:style-name="ro2">
          <table:table-cell office:value-type="string">
            <text:p><text:a xlink:href="http://www.fishbase.org/PopDyn/PopCharSummary.php?ID=1043&amp;GenusName=Sardinella&amp;SpeciesName=aurita&amp;fc=43&amp;vStockcode=1059&amp;autoctr=841">unsexed</text:a> 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reece</text:p>
          </table:table-cell>
          <table:table-cell office:value-type="string">
            <text:p>Aegean Sea</text:p>
          </table:table-cell>
        </table:table-row>
        <table:table-row table:style-name="ro2">
          <table:table-cell office:value-type="string">
            <text:p><text:a xlink:href="http://www.fishbase.org/PopDyn/PopCharSummary.php?ID=1043&amp;GenusName=Sardinella&amp;SpeciesName=aurita&amp;fc=43&amp;vStockcode=1059&amp;autoctr=842">unsexed</text:a> 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string">
            <text:p>Brazil</text:p>
          </table:table-cell>
        </table:table-row>
        <table:table-row table:style-name="ro4">
          <table:table-cell office:value-type="string">
            <text:p><text:a xlink:href="http://www.fishbase.org/PopDyn/PopCharSummary.php?ID=1043&amp;GenusName=Sardinella&amp;SpeciesName=aurita&amp;fc=43&amp;vStockcode=1059&amp;autoctr=843">unsexed</text:a> 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srael</text:p>
          </table:table-cell>
          <table:table-cell office:value-type="string">
            <text:p>Eastern Mediterranean</text:p>
          </table:table-cell>
        </table:table-row>
        <table:table-row table:style-name="ro2">
          <table:table-cell office:value-type="string">
            <text:p><text:a xlink:href="http://www.fishbase.org/PopDyn/PopCharSummary.php?ID=1043&amp;GenusName=Sardinella&amp;SpeciesName=aurita&amp;fc=43&amp;vStockcode=1059&amp;autoctr=844">unsexed</text:a> 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/>
          <table:table-cell office:value-type="string">
            <text:p>West Africa</text:p>
          </table:table-cell>
        </table:table-row>
        <table:table-row table:style-name="ro4">
          <table:table-cell office:value-type="string">
            <text:p><text:a xlink:href="http://www.fishbase.org/PopDyn/PopCharSummary.php?ID=1043&amp;GenusName=Sardinella&amp;SpeciesName=aurita&amp;fc=43&amp;vStockcode=1059&amp;autoctr=845">unsexed</text:a> 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Spain</text:p>
          </table:table-cell>
          <table:table-cell office:value-type="string">
            <text:p>Western Mediterranean</text:p>
          </table:table-cell>
        </table:table-row>
        <table:table-row table:style-name="ro2">
          <table:table-cell office:value-type="string">
            <text:p><text:a xlink:href="http://www.fishbase.org/PopDyn/PopCharSummary.php?ID=1043&amp;GenusName=Sardinella&amp;SpeciesName=aurita&amp;fc=43&amp;vStockcode=1059&amp;autoctr=3772">unsexed</text:a> </text:p>
          </table:table-cell>
          <table:table-cell/>
          <table:table-cell table:style-name="ce3" office:value-type="float" office:value="18.2">
            <text:p>18.2</text:p>
          </table:table-cell>
          <table:table-cell table:style-name="ce2"/>
          <table:table-cell office:value-type="string">
            <text:p>China Main</text:p>
          </table:table-cell>
          <table:table-cell office:value-type="string">
            <text:p>Not specified</text:p>
          </table:table-cell>
        </table:table-row>
        <table:table-row table:style-name="ro1">
          <table:table-cell office:value-type="string">
            <text:p><text:a xlink:href="http://www.fishbase.org/PopDyn/PopCharSummary.php?ID=1043&amp;GenusName=Sardinella&amp;SpeciesName=aurita&amp;fc=43&amp;vStockcode=1059&amp;autoctr=846">unsexed</text:a> </text:p>
          </table:table-cell>
          <table:table-cell/>
          <table:table-cell table:style-name="ce3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Venezuela</text:p>
          </table:table-cell>
          <table:table-cell office:value-type="string">
            <text:p>Gulf of Cariaco</text:p>
          </table:table-cell>
        </table:table-row>
        <table:table-row table:style-name="ro2">
          <table:table-cell office:value-type="string">
            <text:p><text:a xlink:href="http://www.fishbase.org/PopDyn/PopCharSummary.php?ID=1043&amp;GenusName=Sardinella&amp;SpeciesName=aurita&amp;fc=43&amp;vStockcode=1059&amp;autoctr=839">unsexed</text:a> </text:p>
          </table:table-cell>
          <table:table-cell/>
          <table:table-cell table:style-name="ce3" office:value-type="float" office:value="29">
            <text:p>29</text:p>
          </table:table-cell>
          <table:table-cell office:value-type="float" office:value="4.5">
            <text:p>4.5</text:p>
          </table:table-cell>
          <table:table-cell office:value-type="string">
            <text:p>Congo Rep</text:p>
          </table:table-cell>
          <table:table-cell office:value-type="string">
            <text:p>Pointe Noire</text:p>
          </table:table-cell>
        </table:table-row>
        <table:table-row table:style-name="ro1">
          <table:table-cell office:value-type="string">
            <text:p><text:a xlink:href="http://www.fishbase.org/PopDyn/PopCharSummary.php?ID=1043&amp;GenusName=Sardinella&amp;SpeciesName=aurita&amp;fc=43&amp;vStockcode=1059&amp;autoctr=840">unsexed</text:a> </text:p>
          </table:table-cell>
          <table:table-cell/>
          <table:table-cell table:style-name="ce3"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Mauritania</text:p>
          </table:table-cell>
          <table:table-cell office:value-type="string">
            <text:p>19° N 17° W, 1968-70</text:p>
          </table:table-cell>
        </table:table-row>
      </table:table>
      <table:table table:name="growth" table:style-name="ta1">
        <table:table-column table:style-name="co1" table:number-columns-repeated="3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Loo</text:p>
            <text:p>(cm)</text:p>
          </table:table-cell>
          <table:table-cell table:style-name="ce1" office:value-type="string">
            <text:p>Length Type</text:p>
          </table:table-cell>
          <table:table-cell table:style-name="ce1" office:value-type="string">
            <text:p>K</text:p>
            <text:p>(1/y)</text:p>
          </table:table-cell>
          <table:table-cell table:style-name="ce1" office:value-type="string">
            <text:p>to</text:p>
            <text:p>(years)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M</text:p>
            <text:p>(1/y)</text:p>
          </table:table-cell>
          <table:table-cell table:style-name="ce1" office:value-type="string">
            <text:p>Temp° C</text:p>
          </table:table-cell>
          <table:table-cell table:style-name="ce1" office:value-type="string">
            <text:p>Lm</text:p>
          </table:table-cell>
          <table:table-cell table:style-name="ce1" office:value-type="string">
            <text:p>Ø'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Locality</text:p>
          </table:table-cell>
          <table:table-cell table:style-name="ce1" office:value-type="string">
            <text:p>Questionable</text:p>
          </table:table-cell>
          <table:table-cell table:style-name="ce1" office:value-type="string">
            <text:p>Captive</text:p>
          </table:table-cell>
        </table:table-row>
        <table:table-row table:style-name="ro1">
          <table:table-cell office:value-type="float" office:value="20.7">
            <text:p>20.7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58043&amp;sex=Male&amp;loo=20.70000&amp;k=0.69100&amp;id2=1043&amp;genusname=Sardinella&amp;speciesname=aurita&amp;fc=43&amp;gm_loo=28.58826712718&amp;gm_lm=16.800000000001&amp;gm_m=0.98&amp;gm_k=0.49713903809338&amp;vautoctr=9089&amp;gm_lm_rl=0.5">0.69</text:a> </text:p>
          </table:table-cell>
          <table:table-cell/>
          <table:table-cell table:style-name="ce3" office:value-type="string">
            <text:p>M</text:p>
          </table:table-cell>
          <table:table-cell/>
          <table:table-cell table:style-name="ce2"/>
          <table:table-cell/>
          <table:table-cell office:value-type="float" office:value="2.47">
            <text:p>2.47</text:p>
          </table:table-cell>
          <table:table-cell office:value-type="string">
            <text:p>Algeria</text:p>
          </table:table-cell>
          <table:table-cell office:value-type="string">
            <text:p>Algerian coast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3.9">
            <text:p>23.9</text:p>
          </table:table-cell>
          <table:table-cell office:value-type="string">
            <text:p>FL</text:p>
          </table:table-cell>
          <table:table-cell office:value-type="string">
            <text:p><text:a xlink:href="http://www.fishbase.org/PopDyn/FishPopGrowthSummary.php?ID=1059&amp;pref=57591&amp;sex=Female&amp;loo=23.90000&amp;k=0.32900&amp;id2=1043&amp;genusname=Sardinella&amp;speciesname=aurita&amp;fc=43&amp;gm_loo=28.58826712718&amp;gm_lm=16.800000000001&amp;gm_m=0.98&amp;gm_k=0.49713903809338&amp;vautoctr=8941&amp;gm_lm_rl=0.5">0.33</text:a> </text:p>
          </table:table-cell>
          <table:table-cell table:style-name="ce3" office:value-type="float" office:value="-4.39">
            <text:p>-4.39</text:p>
          </table:table-cell>
          <table:table-cell table:style-name="ce3" office:value-type="string">
            <text:p>F</text:p>
          </table:table-cell>
          <table:table-cell/>
          <table:table-cell table:style-name="ce2"/>
          <table:table-cell/>
          <table:table-cell office:value-type="float" office:value="2.27">
            <text:p>2.27</text:p>
          </table:table-cell>
          <table:table-cell office:value-type="string">
            <text:p>Turkey</text:p>
          </table:table-cell>
          <table:table-cell office:value-type="string">
            <text:p>Izmir Bay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813&amp;sex=unsexed&amp;loo=24.00000&amp;k=0.70000&amp;id2=1043&amp;genusname=Sardinella&amp;speciesname=aurita&amp;fc=43&amp;gm_loo=28.58826712718&amp;gm_lm=16.800000000001&amp;gm_m=0.98&amp;gm_k=0.49713903809338&amp;vautoctr=2163&amp;gm_lm_rl=0.5">0.70</text:a> 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.61">
            <text:p>2.61</text:p>
          </table:table-cell>
          <table:table-cell office:value-type="string">
            <text:p>Venezuela</text:p>
          </table:table-cell>
          <table:table-cell office:value-type="string">
            <text:p>(shelf)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4">
          <table:table-cell office:value-type="float" office:value="24.2">
            <text:p>24.2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812&amp;sex=unsexed&amp;loo=24.20000&amp;k=0.72500&amp;id2=1043&amp;genusname=Sardinella&amp;speciesname=aurita&amp;fc=43&amp;gm_loo=28.58826712718&amp;gm_lm=16.800000000001&amp;gm_m=0.98&amp;gm_k=0.49713903809338&amp;vautoctr=2162&amp;gm_lm_rl=0.5">0.73</text:a> 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.63">
            <text:p>2.63</text:p>
          </table:table-cell>
          <table:table-cell office:value-type="string">
            <text:p>Venezuela</text:p>
          </table:table-cell>
          <table:table-cell office:value-type="string">
            <text:p>Gulf of Cariaco (64° W)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58043&amp;sex=Female&amp;loo=24.20000&amp;k=0.54000&amp;id2=1043&amp;genusname=Sardinella&amp;speciesname=aurita&amp;fc=43&amp;gm_loo=28.58826712718&amp;gm_lm=16.800000000001&amp;gm_m=0.98&amp;gm_k=0.49713903809338&amp;vautoctr=9088&amp;gm_lm_rl=0.5">0.54</text:a> </text:p>
          </table:table-cell>
          <table:table-cell/>
          <table:table-cell table:style-name="ce3" office:value-type="string">
            <text:p>F</text:p>
          </table:table-cell>
          <table:table-cell/>
          <table:table-cell table:style-name="ce2"/>
          <table:table-cell/>
          <table:table-cell office:value-type="float" office:value="2.5">
            <text:p>2.5</text:p>
          </table:table-cell>
          <table:table-cell office:value-type="string">
            <text:p>Algeria</text:p>
          </table:table-cell>
          <table:table-cell office:value-type="string">
            <text:p>Algerian coast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4.5">
            <text:p>24.5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24.50000&amp;k=0.42300&amp;id2=1043&amp;genusname=Sardinella&amp;speciesname=aurita&amp;fc=43&amp;gm_loo=28.58826712718&amp;gm_lm=16.800000000001&amp;gm_m=0.98&amp;gm_k=0.49713903809338&amp;vautoctr=2154&amp;gm_lm_rl=0.5">0.42</text:a> </text:p>
          </table:table-cell>
          <table:table-cell table:style-name="ce3" office:value-type="float" office:value="-1.23">
            <text:p>-1.23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2.4">
            <text:p>2.4</text:p>
          </table:table-cell>
          <table:table-cell office:value-type="string">
            <text:p>Brazil</text:p>
          </table:table-cell>
          <table:table-cell office:value-type="string">
            <text:p>Rio de Janeiro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25.00000&amp;k=0.53400&amp;id2=1043&amp;genusname=Sardinella&amp;speciesname=aurita&amp;fc=43&amp;gm_loo=28.58826712718&amp;gm_lm=16.800000000001&amp;gm_m=0.98&amp;gm_k=0.49713903809338&amp;vautoctr=2155&amp;gm_lm_rl=0.5">0.53</text:a> 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2.52">
            <text:p>2.52</text:p>
          </table:table-cell>
          <table:table-cell office:value-type="string">
            <text:p>Algeria</text:p>
          </table:table-cell>
          <table:table-cell office:value-type="string">
            <text:p>Castiglione Bight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56797&amp;sex=Mixed&amp;loo=25.00000&amp;k=0.49400&amp;id2=1043&amp;genusname=Sardinella&amp;speciesname=aurita&amp;fc=43&amp;gm_loo=28.58826712718&amp;gm_lm=16.800000000001&amp;gm_m=0.98&amp;gm_k=0.49713903809338&amp;vautoctr=8834&amp;gm_lm_rl=0.5">0.49</text:a> </text:p>
          </table:table-cell>
          <table:table-cell table:style-name="ce3" office:value-type="float" office:value="-0.86">
            <text:p>-0.86</text:p>
          </table:table-cell>
          <table:table-cell table:number-columns-repeated="2"/>
          <table:table-cell table:style-name="ce2"/>
          <table:table-cell table:style-name="ce3" office:value-type="float" office:value="16.8">
            <text:p>16.8</text:p>
          </table:table-cell>
          <table:table-cell office:value-type="float" office:value="2.49">
            <text:p>2.49</text:p>
          </table:table-cell>
          <table:table-cell office:value-type="string">
            <text:p>Greece</text:p>
          </table:table-cell>
          <table:table-cell office:value-type="string">
            <text:p>Kavala Gulf, N. Aegean Sea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G</text:p>
          </table:table-cell>
          <table:table-cell office:value-type="string">
            <text:p><text:a xlink:href="http://www.fishbase.org/PopDyn/FishPopGrowthSummary.php?ID=1059&amp;pref=5760&amp;sex=unsexed&amp;loo=26.00000&amp;k=0.53000&amp;id2=1043&amp;genusname=Sardinella&amp;speciesname=aurita&amp;fc=43&amp;gm_loo=28.58826712718&amp;gm_lm=16.800000000001&amp;gm_m=0.98&amp;gm_k=0.49713903809338&amp;vautoctr=2170&amp;gm_lm_rl=0.5">0.53</text:a> 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2.55">
            <text:p>2.55</text:p>
          </table:table-cell>
          <table:table-cell office:value-type="string">
            <text:p>Egypt</text:p>
          </table:table-cell>
          <table:table-cell office:value-type="string">
            <text:p>Mediterranean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6.1">
            <text:p>26.1</text:p>
          </table:table-cell>
          <table:table-cell office:value-type="string">
            <text:p>FL</text:p>
          </table:table-cell>
          <table:table-cell office:value-type="string">
            <text:p><text:a xlink:href="http://www.fishbase.org/PopDyn/FishPopGrowthSummary.php?ID=1059&amp;pref=57591&amp;sex=Male&amp;loo=26.10000&amp;k=0.34300&amp;id2=1043&amp;genusname=Sardinella&amp;speciesname=aurita&amp;fc=43&amp;gm_loo=28.58826712718&amp;gm_lm=16.800000000001&amp;gm_m=0.98&amp;gm_k=0.49713903809338&amp;vautoctr=8940&amp;gm_lm_rl=0.5">0.34</text:a> </text:p>
          </table:table-cell>
          <table:table-cell table:style-name="ce3" office:value-type="float" office:value="-5.36">
            <text:p>-5.36</text:p>
          </table:table-cell>
          <table:table-cell table:style-name="ce3" office:value-type="string">
            <text:p>M</text:p>
          </table:table-cell>
          <table:table-cell/>
          <table:table-cell table:style-name="ce2"/>
          <table:table-cell/>
          <table:table-cell office:value-type="float" office:value="2.37">
            <text:p>2.37</text:p>
          </table:table-cell>
          <table:table-cell office:value-type="string">
            <text:p>Turkey</text:p>
          </table:table-cell>
          <table:table-cell office:value-type="string">
            <text:p>Izmir Bay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8987&amp;sex=unsexed&amp;loo=26.60000&amp;k=1.26000&amp;id2=1043&amp;genusname=Sardinella&amp;speciesname=aurita&amp;fc=43&amp;gm_loo=28.58826712718&amp;gm_lm=16.800000000001&amp;gm_m=0.98&amp;gm_k=0.49713903809338&amp;vautoctr=2175&amp;gm_lm_rl=0.5">1.26</text:a> 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.95">
            <text:p>2.95</text:p>
          </table:table-cell>
          <table:table-cell office:value-type="string">
            <text:p>Venezuela</text:p>
          </table:table-cell>
          <table:table-cell office:value-type="string">
            <text:p>Northeastern Venezuela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7.4">
            <text:p>27.4</text:p>
          </table:table-cell>
          <table:table-cell table:style-name="ce2" office:value-type="string">
            <text:p/>
          </table:table-cell>
          <table:table-cell office:value-type="string">
            <text:p><text:a xlink:href="http://www.fishbase.org/PopDyn/FishPopGrowthSummary.php?ID=1059&amp;pref=7164&amp;sex=unsexed&amp;loo=27.40000&amp;k=0.44000&amp;id2=1043&amp;genusname=Sardinella&amp;speciesname=aurita&amp;fc=43&amp;gm_loo=28.58826712718&amp;gm_lm=16.800000000001&amp;gm_m=0.98&amp;gm_k=0.49713903809338&amp;vautoctr=2173&amp;gm_lm_rl=0.5">0.44</text:a> 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2.52">
            <text:p>2.52</text:p>
          </table:table-cell>
          <table:table-cell office:value-type="string">
            <text:p>Spain</text:p>
          </table:table-cell>
          <table:table-cell office:value-type="string">
            <text:p>Baleare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string">
            <text:p>FL</text:p>
          </table:table-cell>
          <table:table-cell office:value-type="string">
            <text:p><text:a xlink:href="http://www.fishbase.org/PopDyn/FishPopGrowthSummary.php?ID=1059&amp;pref=11824&amp;sex=unsexed&amp;loo=27.40000&amp;k=0.25000&amp;id2=1043&amp;genusname=Sardinella&amp;speciesname=aurita&amp;fc=43&amp;gm_loo=28.58826712718&amp;gm_lm=16.800000000001&amp;gm_m=0.98&amp;gm_k=0.49713903809338&amp;vautoctr=2176&amp;gm_lm_rl=0.5">0.25</text:a> </text:p>
          </table:table-cell>
          <table:table-cell table:style-name="ce3" office:value-type="float" office:value="-1.66">
            <text:p>-1.66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.27">
            <text:p>2.27</text:p>
          </table:table-cell>
          <table:table-cell office:value-type="string">
            <text:p>Venezuela</text:p>
          </table:table-cell>
          <table:table-cell office:value-type="string">
            <text:p>Northeast coast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27.60000&amp;k=0.67800&amp;id2=1043&amp;genusname=Sardinella&amp;speciesname=aurita&amp;fc=43&amp;gm_loo=28.58826712718&amp;gm_lm=16.800000000001&amp;gm_m=0.98&amp;gm_k=0.49713903809338&amp;vautoctr=2156&amp;gm_lm_rl=0.5">0.68</text:a> 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.71">
            <text:p>2.71</text:p>
          </table:table-cell>
          <table:table-cell office:value-type="string">
            <text:p>Venezuela</text:p>
          </table:table-cell>
          <table:table-cell office:value-type="string">
            <text:p>Gulf of Cariaco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27.70000&amp;k=0.44700&amp;id2=1043&amp;genusname=Sardinella&amp;speciesname=aurita&amp;fc=43&amp;gm_loo=28.58826712718&amp;gm_lm=16.800000000001&amp;gm_m=0.98&amp;gm_k=0.49713903809338&amp;vautoctr=2157&amp;gm_lm_rl=0.5">0.45</text:a> </text:p>
          </table:table-cell>
          <table:table-cell table:style-name="ce3" office:value-type="float" office:value="-1.41">
            <text:p>-1.41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2.54">
            <text:p>2.54</text:p>
          </table:table-cell>
          <table:table-cell office:value-type="string">
            <text:p>Spain</text:p>
          </table:table-cell>
          <table:table-cell office:value-type="string">
            <text:p>Balearic Island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28.50000&amp;k=0.86400&amp;id2=1043&amp;genusname=Sardinella&amp;speciesname=aurita&amp;fc=43&amp;gm_loo=28.58826712718&amp;gm_lm=16.800000000001&amp;gm_m=0.98&amp;gm_k=0.49713903809338&amp;vautoctr=2158&amp;gm_lm_rl=0.5">0.86</text:a> 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.85">
            <text:p>2.85</text:p>
          </table:table-cell>
          <table:table-cell office:value-type="string">
            <text:p>Venezuela</text:p>
          </table:table-cell>
          <table:table-cell office:value-type="string">
            <text:p>Gulf of Cariaco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1836&amp;sex=unsexed&amp;loo=29.00000&amp;k=0.50000&amp;id2=1043&amp;genusname=Sardinella&amp;speciesname=aurita&amp;fc=43&amp;gm_loo=28.58826712718&amp;gm_lm=16.800000000001&amp;gm_m=0.98&amp;gm_k=0.49713903809338&amp;vautoctr=2168&amp;gm_lm_rl=0.5">0.50</text:a> 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2.62">
            <text:p>2.62</text:p>
          </table:table-cell>
          <table:table-cell office:value-type="string">
            <text:p>Greece</text:p>
          </table:table-cell>
          <table:table-cell office:value-type="string">
            <text:p>Aegean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2285&amp;sex=unsexed&amp;loo=29.00000&amp;k=0.36200&amp;id2=1043&amp;genusname=Sardinella&amp;speciesname=aurita&amp;fc=43&amp;gm_loo=28.58826712718&amp;gm_lm=16.800000000001&amp;gm_m=0.98&amp;gm_k=0.49713903809338&amp;vautoctr=2169&amp;gm_lm_rl=0.5">0.36</text:a> </text:p>
          </table:table-cell>
          <table:table-cell table:style-name="ce3" office:value-type="float" office:value="-0.92">
            <text:p>-0.9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2.48">
            <text:p>2.48</text:p>
          </table:table-cell>
          <table:table-cell office:value-type="string">
            <text:p>Tunisia</text:p>
          </table:table-cell>
          <table:table-cell office:value-type="string">
            <text:p>coastal area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male&amp;loo=30.00000&amp;k=0.35000&amp;id2=1043&amp;genusname=Sardinella&amp;speciesname=aurita&amp;fc=43&amp;gm_loo=28.58826712718&amp;gm_lm=16.800000000001&amp;gm_m=0.98&amp;gm_k=0.49713903809338&amp;vautoctr=2153&amp;gm_lm_rl=0.5">0.35</text:a> </text:p>
          </table:table-cell>
          <table:table-cell/>
          <table:table-cell table:style-name="ce3" office:value-type="string">
            <text:p>M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.5">
            <text:p>2.5</text:p>
          </table:table-cell>
          <table:table-cell office:value-type="string">
            <text:p>Spain</text:p>
          </table:table-cell>
          <table:table-cell office:value-type="string">
            <text:p>Balearic Island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0.3">
            <text:p>30.3</text:p>
          </table:table-cell>
          <table:table-cell table:style-name="ce2" office:value-type="string">
            <text:p/>
          </table:table-cell>
          <table:table-cell office:value-type="string">
            <text:p><text:a xlink:href="http://www.fishbase.org/PopDyn/FishPopGrowthSummary.php?ID=1059&amp;pref=7164&amp;sex=unsexed&amp;loo=30.30000&amp;k=0.37000&amp;id2=1043&amp;genusname=Sardinella&amp;speciesname=aurita&amp;fc=43&amp;gm_loo=28.58826712718&amp;gm_lm=16.800000000001&amp;gm_m=0.98&amp;gm_k=0.49713903809338&amp;vautoctr=2174&amp;gm_lm_rl=0.5">0.37</text:a> 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2.53">
            <text:p>2.53</text:p>
          </table:table-cell>
          <table:table-cell office:value-type="string">
            <text:p>Spain</text:p>
          </table:table-cell>
          <table:table-cell office:value-type="string">
            <text:p>Baleare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0.6">
            <text:p>30.6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824&amp;sex=unsexed&amp;loo=30.60000&amp;k=1.02300&amp;id2=1043&amp;genusname=Sardinella&amp;speciesname=aurita&amp;fc=43&amp;gm_loo=28.58826712718&amp;gm_lm=16.800000000001&amp;gm_m=0.98&amp;gm_k=0.49713903809338&amp;vautoctr=2164&amp;gm_lm_rl=0.5">1.02</text:a> </text:p>
          </table:table-cell>
          <table:table-cell table:style-name="ce3" office:value-type="float" office:value="-0.09">
            <text:p>-0.09</text:p>
          </table:table-cell>
          <table:table-cell table:number-columns-repeated="2"/>
          <table:table-cell office:value-type="float" office:value="24.1">
            <text:p>24.1</text:p>
          </table:table-cell>
          <table:table-cell/>
          <table:table-cell office:value-type="float" office:value="2.98">
            <text:p>2.98</text:p>
          </table:table-cell>
          <table:table-cell office:value-type="string">
            <text:p>Congo Rep</text:p>
          </table:table-cell>
          <table:table-cell office:value-type="string">
            <text:p>Pointe Noire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0.6">
            <text:p>30.6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824&amp;sex=unsexed&amp;loo=30.60000&amp;k=1.20800&amp;id2=1043&amp;genusname=Sardinella&amp;speciesname=aurita&amp;fc=43&amp;gm_loo=28.58826712718&amp;gm_lm=16.800000000001&amp;gm_m=0.98&amp;gm_k=0.49713903809338&amp;vautoctr=2165&amp;gm_lm_rl=0.5">1.21</text:a> </text:p>
          </table:table-cell>
          <table:table-cell table:style-name="ce3" office:value-type="float" office:value="-0.03">
            <text:p>-0.03</text:p>
          </table:table-cell>
          <table:table-cell table:number-columns-repeated="2"/>
          <table:table-cell office:value-type="float" office:value="24.1">
            <text:p>24.1</text:p>
          </table:table-cell>
          <table:table-cell/>
          <table:table-cell office:value-type="float" office:value="3.05">
            <text:p>3.05</text:p>
          </table:table-cell>
          <table:table-cell office:value-type="string">
            <text:p>Congo Rep</text:p>
          </table:table-cell>
          <table:table-cell office:value-type="string">
            <text:p>Pointe Noire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0.6">
            <text:p>30.6</text:p>
          </table:table-cell>
          <table:table-cell office:value-type="string">
            <text:p>NG</text:p>
          </table:table-cell>
          <table:table-cell office:value-type="string">
            <text:p><text:a xlink:href="http://www.fishbase.org/PopDyn/FishPopGrowthSummary.php?ID=1059&amp;pref=5760&amp;sex=unsexed&amp;loo=30.60000&amp;k=1.21000&amp;id2=1043&amp;genusname=Sardinella&amp;speciesname=aurita&amp;fc=43&amp;gm_loo=28.58826712718&amp;gm_lm=16.800000000001&amp;gm_m=0.98&amp;gm_k=0.49713903809338&amp;vautoctr=2171&amp;gm_lm_rl=0.5">1.21</text:a> </text:p>
          </table:table-cell>
          <table:table-cell table:number-columns-repeated="3"/>
          <table:table-cell office:value-type="float" office:value="17.5">
            <text:p>17.5</text:p>
          </table:table-cell>
          <table:table-cell/>
          <table:table-cell office:value-type="float" office:value="3.05">
            <text:p>3.05</text:p>
          </table:table-cell>
          <table:table-cell office:value-type="string">
            <text:p>Senegal</text:p>
          </table:table-cell>
          <table:table-cell table:style-name="ce2"/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31.00000&amp;k=0.69300&amp;id2=1043&amp;genusname=Sardinella&amp;speciesname=aurita&amp;fc=43&amp;gm_loo=28.58826712718&amp;gm_lm=16.800000000001&amp;gm_m=0.98&amp;gm_k=0.49713903809338&amp;vautoctr=2159&amp;gm_lm_rl=0.5">0.69</text:a> </text:p>
          </table:table-cell>
          <table:table-cell table:number-columns-repeated="3"/>
          <table:table-cell office:value-type="float" office:value="16">
            <text:p>16</text:p>
          </table:table-cell>
          <table:table-cell/>
          <table:table-cell office:value-type="float" office:value="2.82">
            <text:p>2.82</text:p>
          </table:table-cell>
          <table:table-cell office:value-type="string">
            <text:p>Congo Rep</text:p>
          </table:table-cell>
          <table:table-cell office:value-type="string">
            <text:p>Pointe Noire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31.1">
            <text:p>31.1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31.10000&amp;k=0.25000&amp;id2=1043&amp;genusname=Sardinella&amp;speciesname=aurita&amp;fc=43&amp;gm_loo=28.58826712718&amp;gm_lm=16.800000000001&amp;gm_m=0.98&amp;gm_k=0.49713903809338&amp;vautoctr=2160&amp;gm_lm_rl=0.5">0.25</text:a> </text:p>
          </table:table-cell>
          <table:table-cell table:style-name="ce3" office:value-type="float" office:value="-1.81">
            <text:p>-1.81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2.38">
            <text:p>2.38</text:p>
          </table:table-cell>
          <table:table-cell office:value-type="string">
            <text:p>Israel</text:p>
          </table:table-cell>
          <table:table-cell office:value-type="string">
            <text:p>Mediterranean coast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FL</text:p>
          </table:table-cell>
          <table:table-cell office:value-type="string">
            <text:p><text:a xlink:href="http://www.fishbase.org/PopDyn/FishPopGrowthSummary.php?ID=1059&amp;pref=30305&amp;sex=unsexed&amp;loo=32.00000&amp;k=0.48000&amp;id2=1043&amp;genusname=Sardinella&amp;speciesname=aurita&amp;fc=43&amp;gm_loo=28.58826712718&amp;gm_lm=16.800000000001&amp;gm_m=0.98&amp;gm_k=0.49713903809338&amp;vautoctr=4926&amp;gm_lm_rl=0.5">0.48</text:a> </text:p>
          </table:table-cell>
          <table:table-cell table:number-columns-repeated="3"/>
          <table:table-cell office:value-type="float" office:value="16">
            <text:p>16</text:p>
          </table:table-cell>
          <table:table-cell/>
          <table:table-cell office:value-type="float" office:value="2.69">
            <text:p>2.69</text:p>
          </table:table-cell>
          <table:table-cell office:value-type="string">
            <text:p>Sierra Leone</text:p>
          </table:table-cell>
          <table:table-cell table:style-name="ce2"/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1836&amp;sex=female&amp;loo=35.00000&amp;k=0.25000&amp;id2=1043&amp;genusname=Sardinella&amp;speciesname=aurita&amp;fc=43&amp;gm_loo=28.58826712718&amp;gm_lm=16.800000000001&amp;gm_m=0.98&amp;gm_k=0.49713903809338&amp;vautoctr=2167&amp;gm_lm_rl=0.5">0.25</text:a> </text:p>
          </table:table-cell>
          <table:table-cell/>
          <table:table-cell table:style-name="ce3" office:value-type="string">
            <text:p>F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.49">
            <text:p>2.49</text:p>
          </table:table-cell>
          <table:table-cell office:value-type="string">
            <text:p>Spain</text:p>
          </table:table-cell>
          <table:table-cell office:value-type="string">
            <text:p>Balearic Islands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312&amp;sex=unsexed&amp;loo=37.00000&amp;k=0.25700&amp;id2=1043&amp;genusname=Sardinella&amp;speciesname=aurita&amp;fc=43&amp;gm_loo=28.58826712718&amp;gm_lm=16.800000000001&amp;gm_m=0.98&amp;gm_k=0.49713903809338&amp;vautoctr=2161&amp;gm_lm_rl=0.5">0.26</text:a> </text:p>
          </table:table-cell>
          <table:table-cell table:style-name="ce3" office:value-type="float" office:value="-0.82">
            <text:p>-0.82</text:p>
          </table:table-cell>
          <table:table-cell table:number-columns-repeated="2"/>
          <table:table-cell office:value-type="float" office:value="17.5">
            <text:p>17.5</text:p>
          </table:table-cell>
          <table:table-cell/>
          <table:table-cell office:value-type="float" office:value="2.55">
            <text:p>2.55</text:p>
          </table:table-cell>
          <table:table-cell office:value-type="string">
            <text:p>Canary Is</text:p>
          </table:table-cell>
          <table:table-cell table:style-name="ce2"/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40.7">
            <text:p>40.7</text:p>
          </table:table-cell>
          <table:table-cell office:value-type="string">
            <text:p>TL</text:p>
          </table:table-cell>
          <table:table-cell office:value-type="string">
            <text:p><text:a xlink:href="http://www.fishbase.org/PopDyn/FishPopGrowthSummary.php?ID=1059&amp;pref=825&amp;sex=unsexed&amp;loo=40.70000&amp;k=0.32600&amp;id2=1043&amp;genusname=Sardinella&amp;speciesname=aurita&amp;fc=43&amp;gm_loo=28.58826712718&amp;gm_lm=16.800000000001&amp;gm_m=0.98&amp;gm_k=0.49713903809338&amp;vautoctr=2166&amp;gm_lm_rl=0.5">0.33</text:a> </text:p>
          </table:table-cell>
          <table:table-cell table:number-columns-repeated="3"/>
          <table:table-cell office:value-type="float" office:value="17.5">
            <text:p>17.5</text:p>
          </table:table-cell>
          <table:table-cell/>
          <table:table-cell office:value-type="float" office:value="2.73">
            <text:p>2.73</text:p>
          </table:table-cell>
          <table:table-cell office:value-type="string">
            <text:p>Mauritania</text:p>
          </table:table-cell>
          <table:table-cell office:value-type="string">
            <text:p>19°N 17°W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float" office:value="43.3">
            <text:p>43.3</text:p>
          </table:table-cell>
          <table:table-cell office:value-type="string">
            <text:p>NG</text:p>
          </table:table-cell>
          <table:table-cell office:value-type="string">
            <text:p><text:a xlink:href="http://www.fishbase.org/PopDyn/FishPopGrowthSummary.php?ID=1059&amp;pref=6425&amp;sex=unsexed&amp;loo=43.30000&amp;k=0.28000&amp;id2=1043&amp;genusname=Sardinella&amp;speciesname=aurita&amp;fc=43&amp;gm_loo=28.58826712718&amp;gm_lm=16.800000000001&amp;gm_m=0.98&amp;gm_k=0.49713903809338&amp;vautoctr=2172&amp;gm_lm_rl=0.5">0.28</text:a> </text:p>
          </table:table-cell>
          <table:table-cell table:number-columns-repeated="2"/>
          <table:table-cell table:style-name="ce3" office:value-type="float" office:value="0.98">
            <text:p>0.98</text:p>
          </table:table-cell>
          <table:table-cell office:value-type="float" office:value="15">
            <text:p>15</text:p>
          </table:table-cell>
          <table:table-cell/>
          <table:table-cell office:value-type="float" office:value="2.72">
            <text:p>2.72</text:p>
          </table:table-cell>
          <table:table-cell office:value-type="string">
            <text:p>Angola</text:p>
          </table:table-cell>
          <table:table-cell office:value-type="string">
            <text:p>Div. 1.1 &amp; 1.2</text:p>
          </table:table-cell>
          <table:table-cell office:value-type="string">
            <text:p>No</text:p>
          </table:table-cell>
          <table:table-cell office:value-type="string">
            <text:p>No </text:p>
          </table:table-cell>
        </table:table-row>
      </table:table>
      <table:table table:name="l-w" table:style-name="ta1">
        <table:table-column table:style-name="co1" table:number-columns-repeated="2" table:default-cell-style-name="ce4"/>
        <table:table-column table:style-name="co1" table:number-columns-repeated="4" table:default-cell-style-name="ce5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oubtful?</text:p>
          </table:table-cell>
          <table:table-cell table:style-name="ce3" office:value-type="string">
            <text:p>Sex </text:p>
          </table:table-cell>
          <table:table-cell table:style-name="ce3" office:value-type="string">
            <text:p>Length (cm)</text:p>
          </table:table-cell>
          <table:table-cell table:style-name="ce3" office:value-type="string">
            <text:p>Length</text:p>
            <text:p>type </text:p>
          </table:table-cell>
          <table:table-cell table:style-name="ce3" office:value-type="string">
            <text:p>No.</text:p>
          </table:table-cell>
          <table:table-cell office:value-type="string">
            <text:p>Country </text:p>
          </table:table-cell>
          <table:table-cell office:value-type="string">
            <text:p>Locality </text:p>
          </table:table-cell>
        </table:table-row>
        <table:table-row table:style-name="ro3">
          <table:table-cell office:value-type="string">
            <text:p><text:a xlink:href="http://www.fishbase.org/PopDyn/FishLWSummary.php?ID=1043&amp;id2=10263&amp;genusname=Sardinella&amp;speciesname=aurita&amp;fc=43&amp;variable_Length=10&amp;gm_a=0.0063956972033066&amp;gm_b=3.0415288897117">0.0333</text:a> </text:p>
          </table:table-cell>
          <table:table-cell office:value-type="float" office:value="2.272">
            <text:p>2.272</text:p>
          </table:table-cell>
          <table:table-cell office:value-type="string">
            <text:p>yes </text:p>
          </table:table-cell>
          <table:table-cell office:value-type="string">
            <text:p>unsexed </text:p>
          </table:table-cell>
          <table:table-cell office:value-type="string">
            <text:p>9.9 - 16.8</text:p>
          </table:table-cell>
          <table:table-cell office:value-type="string">
            <text:p>TL  </text:p>
          </table:table-cell>
          <table:table-cell office:value-type="float" office:value="16">
            <text:p>16</text:p>
          </table:table-cell>
          <table:table-cell office:value-type="string">
            <text:p>Turkey</text:p>
          </table:table-cell>
          <table:table-cell office:value-type="string">
            <text:p>northern Sea of Marmara, 2006-2007 (Nov.-Mar.)  </text:p>
          </table:table-cell>
        </table:table-row>
        <table:table-row table:style-name="ro1">
          <table:table-cell office:value-type="string">
            <text:p><text:a xlink:href="http://www.fishbase.org/PopDyn/FishLWSummary.php?ID=1043&amp;id2=2622&amp;genusname=Sardinella&amp;speciesname=aurita&amp;fc=43&amp;variable_Length=10&amp;gm_a=0.0063956972033066&amp;gm_b=3.0415288897117">0.0157</text:a> </text:p>
          </table:table-cell>
          <table:table-cell office:value-type="float" office:value="2.804">
            <text:p>2.804</text:p>
          </table:table-cell>
          <table:table-cell office:value-type="string">
            <text:p> </text:p>
          </table:table-cell>
          <table:table-cell office:value-type="string">
            <text:p>mixed </text:p>
          </table:table-cell>
          <table:table-cell office:value-type="string">
            <text:p>23.2 - 29.0</text:p>
          </table:table-cell>
          <table:table-cell office:value-type="string">
            <text:p>TL  </text:p>
          </table:table-cell>
          <table:table-cell office:value-type="float" office:value="18">
            <text:p>18</text:p>
          </table:table-cell>
          <table:table-cell office:value-type="string">
            <text:p>Greece</text:p>
          </table:table-cell>
          <table:table-cell office:value-type="string">
            <text:p>Kyclades, 1997-98  </text:p>
          </table:table-cell>
        </table:table-row>
        <table:table-row table:style-name="ro4">
          <table:table-cell office:value-type="string">
            <text:p><text:a xlink:href="http://www.fishbase.org/PopDyn/FishLWSummary.php?ID=1043&amp;id2=2623&amp;genusname=Sardinella&amp;speciesname=aurita&amp;fc=43&amp;variable_Length=10&amp;gm_a=0.0063956972033066&amp;gm_b=3.0415288897117">0.0180</text:a> </text:p>
          </table:table-cell>
          <table:table-cell office:value-type="float" office:value="2.84">
            <text:p>2.84</text:p>
          </table:table-cell>
          <table:table-cell office:value-type="string">
            <text:p> </text:p>
          </table:table-cell>
          <table:table-cell office:value-type="string">
            <text:p>mixed </text:p>
          </table:table-cell>
          <table:table-cell office:value-type="string">
            <text:p>16.2 - 22.0</text:p>
          </table:table-cell>
          <table:table-cell office:value-type="string">
            <text:p>FL  </text:p>
          </table:table-cell>
          <table:table-cell office:value-type="float" office:value="24">
            <text:p>24</text:p>
          </table:table-cell>
          <table:table-cell office:value-type="string">
            <text:p>Greece</text:p>
          </table:table-cell>
          <table:table-cell office:value-type="string">
            <text:p>G. S. Evvoikos , 1992-93  </text:p>
          </table:table-cell>
        </table:table-row>
        <table:table-row table:style-name="ro3">
          <table:table-cell office:value-type="string">
            <text:p><text:a xlink:href="http://www.fishbase.org/PopDyn/FishLWSummary.php?ID=1043&amp;id2=2624&amp;genusname=Sardinella&amp;speciesname=aurita&amp;fc=43&amp;variable_Length=10&amp;gm_a=0.0063956972033066&amp;gm_b=3.0415288897117">0.0087</text:a> </text:p>
          </table:table-cell>
          <table:table-cell office:value-type="float" office:value="2.95">
            <text:p>2.95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2.6 - 20.0</text:p>
          </table:table-cell>
          <table:table-cell office:value-type="string">
            <text:p>TL  </text:p>
          </table:table-cell>
          <table:table-cell office:value-type="float" office:value="19">
            <text:p>19</text:p>
          </table:table-cell>
          <table:table-cell office:value-type="string">
            <text:p>Greece</text:p>
          </table:table-cell>
          <table:table-cell office:value-type="string">
            <text:p>Strymon estuary, NW Aegean, 1997-99  </text:p>
          </table:table-cell>
        </table:table-row>
        <table:table-row table:style-name="ro2">
          <table:table-cell office:value-type="string">
            <text:p><text:a xlink:href="http://www.fishbase.org/PopDyn/FishLWSummary.php?ID=1043&amp;id2=2616&amp;genusname=Sardinella&amp;speciesname=aurita&amp;fc=43&amp;variable_Length=10&amp;gm_a=0.0063956972033066&amp;gm_b=3.0415288897117">0.0146</text:a> </text:p>
          </table:table-cell>
          <table:table-cell office:value-type="float" office:value="2.96">
            <text:p>2.96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   </text:p>
          </table:table-cell>
          <table:table-cell table:number-columns-repeated="2" office:value-type="string">
            <text:p>  </text:p>
          </table:table-cell>
          <table:table-cell office:value-type="string">
            <text:p>Cote d'Ivoire</text:p>
          </table:table-cell>
          <table:table-cell office:value-type="string">
            <text:p>  </text:p>
          </table:table-cell>
        </table:table-row>
        <table:table-row table:style-name="ro4">
          <table:table-cell office:value-type="string">
            <text:p><text:a xlink:href="http://www.fishbase.org/PopDyn/FishLWSummary.php?ID=1043&amp;id2=2620&amp;genusname=Sardinella&amp;speciesname=aurita&amp;fc=43&amp;variable_Length=10&amp;gm_a=0.0063956972033066&amp;gm_b=3.0415288897117">0.0068</text:a> </text:p>
          </table:table-cell>
          <table:table-cell office:value-type="float" office:value="2.99">
            <text:p>2.99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15.1 - 23.8</text:p>
          </table:table-cell>
          <table:table-cell office:value-type="string">
            <text:p>TL  </text:p>
          </table:table-cell>
          <table:table-cell office:value-type="float" office:value="13">
            <text:p>13</text:p>
          </table:table-cell>
          <table:table-cell office:value-type="string">
            <text:p>Spain</text:p>
          </table:table-cell>
          <table:table-cell office:value-type="string">
            <text:p>Balearic Islands, 1995-96  </text:p>
          </table:table-cell>
        </table:table-row>
        <table:table-row table:style-name="ro4">
          <table:table-cell office:value-type="string">
            <text:p><text:a xlink:href="http://www.fishbase.org/PopDyn/FishLWSummary.php?ID=1043&amp;id2=2610&amp;genusname=Sardinella&amp;speciesname=aurita&amp;fc=43&amp;variable_Length=10&amp;gm_a=0.0063956972033066&amp;gm_b=3.0415288897117">0.0079</text:a> </text:p>
          </table:table-cell>
          <table:table-cell office:value-type="float" office:value="3">
            <text:p>3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   </text:p>
          </table:table-cell>
          <table:table-cell table:number-columns-repeated="2" office:value-type="string">
            <text:p>  </text:p>
          </table:table-cell>
          <table:table-cell office:value-type="string">
            <text:p>Venezuela</text:p>
          </table:table-cell>
          <table:table-cell office:value-type="string">
            <text:p>Gulf of Cariaco, 1958-59  </text:p>
          </table:table-cell>
        </table:table-row>
        <table:table-row table:style-name="ro1">
          <table:table-cell office:value-type="string">
            <text:p><text:a xlink:href="http://www.fishbase.org/PopDyn/FishLWSummary.php?ID=1043&amp;id2=2612&amp;genusname=Sardinella&amp;speciesname=aurita&amp;fc=43&amp;variable_Length=10&amp;gm_a=0.0063956972033066&amp;gm_b=3.0415288897117">0.0072</text:a> </text:p>
          </table:table-cell>
          <table:table-cell office:value-type="float" office:value="3.01">
            <text:p>3.01</text:p>
          </table:table-cell>
          <table:table-cell office:value-type="string">
            <text:p> </text:p>
          </table:table-cell>
          <table:table-cell office:value-type="string">
            <text:p>male </text:p>
          </table:table-cell>
          <table:table-cell office:value-type="string">
            <text:p>   </text:p>
          </table:table-cell>
          <table:table-cell table:number-columns-repeated="2" office:value-type="string">
            <text:p>  </text:p>
          </table:table-cell>
          <table:table-cell office:value-type="string">
            <text:p>Tunisia</text:p>
          </table:table-cell>
          <table:table-cell office:value-type="string">
            <text:p>Northern coast  </text:p>
          </table:table-cell>
        </table:table-row>
        <table:table-row table:style-name="ro1">
          <table:table-cell office:value-type="string">
            <text:p><text:a xlink:href="http://www.fishbase.org/PopDyn/FishLWSummary.php?ID=1043&amp;id2=2613&amp;genusname=Sardinella&amp;speciesname=aurita&amp;fc=43&amp;variable_Length=10&amp;gm_a=0.0063956972033066&amp;gm_b=3.0415288897117">0.0053</text:a> </text:p>
          </table:table-cell>
          <table:table-cell office:value-type="float" office:value="3.06">
            <text:p>3.06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   </text:p>
          </table:table-cell>
          <table:table-cell table:number-columns-repeated="2" office:value-type="string">
            <text:p>  </text:p>
          </table:table-cell>
          <table:table-cell office:value-type="string">
            <text:p>Tunisia</text:p>
          </table:table-cell>
          <table:table-cell office:value-type="string">
            <text:p>Northern coast  </text:p>
          </table:table-cell>
        </table:table-row>
        <table:table-row table:style-name="ro6">
          <table:table-cell office:value-type="string">
            <text:p><text:a xlink:href="http://www.fishbase.org/PopDyn/FishLWSummary.php?ID=1043&amp;id2=2626&amp;genusname=Sardinella&amp;speciesname=aurita&amp;fc=43&amp;variable_Length=10&amp;gm_a=0.0063956972033066&amp;gm_b=3.0415288897117">0.0062</text:a> </text:p>
          </table:table-cell>
          <table:table-cell office:value-type="float" office:value="3.076">
            <text:p>3.076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16.4 - 26.2</text:p>
          </table:table-cell>
          <table:table-cell office:value-type="string">
            <text:p>TL  </text:p>
          </table:table-cell>
          <table:table-cell office:value-type="float" office:value="50">
            <text:p>50</text:p>
          </table:table-cell>
          <table:table-cell office:value-type="string">
            <text:p>Turkey</text:p>
          </table:table-cell>
          <table:table-cell office:value-type="string">
            <text:p>Gökceada Island (northern Aegean Sea), 2004-2020  </text:p>
          </table:table-cell>
        </table:table-row>
        <table:table-row table:style-name="ro1">
          <table:table-cell office:value-type="string">
            <text:p><text:a xlink:href="http://www.fishbase.org/PopDyn/FishLWSummary.php?ID=1043&amp;id2=2619&amp;genusname=Sardinella&amp;speciesname=aurita&amp;fc=43&amp;variable_Length=10&amp;gm_a=0.0063956972033066&amp;gm_b=3.0415288897117">0.0007</text:a> </text:p>
          </table:table-cell>
          <table:table-cell office:value-type="float" office:value="3.1">
            <text:p>3.1</text:p>
          </table:table-cell>
          <table:table-cell office:value-type="string">
            <text:p>yes </text:p>
          </table:table-cell>
          <table:table-cell office:value-type="string">
            <text:p>unsexed </text:p>
          </table:table-cell>
          <table:table-cell office:value-type="string">
            <text:p>10.0 - 17.0</text:p>
          </table:table-cell>
          <table:table-cell office:value-type="string">
            <text:p>SL  </text:p>
          </table:table-cell>
          <table:table-cell office:value-type="float" office:value="155">
            <text:p>155</text:p>
          </table:table-cell>
          <table:table-cell office:value-type="string">
            <text:p>Venezuela</text:p>
          </table:table-cell>
          <table:table-cell office:value-type="string">
            <text:p>Margarita Island  </text:p>
          </table:table-cell>
        </table:table-row>
        <table:table-row table:style-name="ro4">
          <table:table-cell office:value-type="string">
            <text:p><text:a xlink:href="http://www.fishbase.org/PopDyn/FishLWSummary.php?ID=1043&amp;id2=2625&amp;genusname=Sardinella&amp;speciesname=aurita&amp;fc=43&amp;variable_Length=10&amp;gm_a=0.0063956972033066&amp;gm_b=3.0415288897117">0.0043</text:a> </text:p>
          </table:table-cell>
          <table:table-cell office:value-type="float" office:value="3.12">
            <text:p>3.12</text:p>
          </table:table-cell>
          <table:table-cell office:value-type="string">
            <text:p> </text:p>
          </table:table-cell>
          <table:table-cell office:value-type="string">
            <text:p>mixed </text:p>
          </table:table-cell>
          <table:table-cell office:value-type="string">
            <text:p>8.0 - 17.0</text:p>
          </table:table-cell>
          <table:table-cell office:value-type="string">
            <text:p>TL  </text:p>
          </table:table-cell>
          <table:table-cell office:value-type="float" office:value="645">
            <text:p>645</text:p>
          </table:table-cell>
          <table:table-cell office:value-type="string">
            <text:p>Croatia</text:p>
          </table:table-cell>
          <table:table-cell office:value-type="string">
            <text:p>eastern Adriatic Sea, 1998-03  </text:p>
          </table:table-cell>
        </table:table-row>
        <table:table-row table:style-name="ro2">
          <table:table-cell office:value-type="string">
            <text:p><text:a xlink:href="http://www.fishbase.org/PopDyn/FishLWSummary.php?ID=1043&amp;id2=2617&amp;genusname=Sardinella&amp;speciesname=aurita&amp;fc=43&amp;variable_Length=10&amp;gm_a=0.0063956972033066&amp;gm_b=3.0415288897117">0.0104</text:a> </text:p>
          </table:table-cell>
          <table:table-cell office:value-type="float" office:value="3.12">
            <text:p>3.12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16.0 - 24.0</text:p>
          </table:table-cell>
          <table:table-cell office:value-type="string">
            <text:p>TL  </text:p>
          </table:table-cell>
          <table:table-cell office:value-type="float" office:value="33">
            <text:p>33</text:p>
          </table:table-cell>
          <table:table-cell office:value-type="string">
            <text:p>Cape Verde</text:p>
          </table:table-cell>
          <table:table-cell office:value-type="float" office:value="1984">
            <text:p>1984</text:p>
          </table:table-cell>
        </table:table-row>
        <table:table-row table:style-name="ro2">
          <table:table-cell office:value-type="string">
            <text:p><text:a xlink:href="http://www.fishbase.org/PopDyn/FishLWSummary.php?ID=1043&amp;id2=2611&amp;genusname=Sardinella&amp;speciesname=aurita&amp;fc=43&amp;variable_Length=10&amp;gm_a=0.0063956972033066&amp;gm_b=3.0415288897117">0.0056</text:a> </text:p>
          </table:table-cell>
          <table:table-cell office:value-type="float" office:value="3.136">
            <text:p>3.136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   </text:p>
          </table:table-cell>
          <table:table-cell office:value-type="string">
            <text:p>TL  </text:p>
          </table:table-cell>
          <table:table-cell office:value-type="string">
            <text:p>  </text:p>
          </table:table-cell>
          <table:table-cell office:value-type="string">
            <text:p>Venezuela</text:p>
          </table:table-cell>
          <table:table-cell office:value-type="string">
            <text:p>(shelf)  </text:p>
          </table:table-cell>
        </table:table-row>
        <table:table-row table:style-name="ro1">
          <table:table-cell office:value-type="string">
            <text:p><text:a xlink:href="http://www.fishbase.org/PopDyn/FishLWSummary.php?ID=1043&amp;id2=2618&amp;genusname=Sardinella&amp;speciesname=aurita&amp;fc=43&amp;variable_Length=10&amp;gm_a=0.0063956972033066&amp;gm_b=3.0415288897117">0.0058</text:a> </text:p>
          </table:table-cell>
          <table:table-cell office:value-type="float" office:value="3.16">
            <text:p>3.16</text:p>
          </table:table-cell>
          <table:table-cell office:value-type="string">
            <text:p>yes </text:p>
          </table:table-cell>
          <table:table-cell office:value-type="string">
            <text:p>juvenile </text:p>
          </table:table-cell>
          <table:table-cell office:value-type="string">
            <text:p>11.0 - 13.0</text:p>
          </table:table-cell>
          <table:table-cell office:value-type="string">
            <text:p>TL  </text:p>
          </table:table-cell>
          <table:table-cell office:value-type="float" office:value="565">
            <text:p>565</text:p>
          </table:table-cell>
          <table:table-cell office:value-type="string">
            <text:p>Venezuela</text:p>
          </table:table-cell>
          <table:table-cell office:value-type="string">
            <text:p>Northeast region  </text:p>
          </table:table-cell>
        </table:table-row>
        <table:table-row table:style-name="ro6">
          <table:table-cell office:value-type="string">
            <text:p><text:a xlink:href="http://www.fishbase.org/PopDyn/FishLWSummary.php?ID=1043&amp;id2=2627&amp;genusname=Sardinella&amp;speciesname=aurita&amp;fc=43&amp;variable_Length=10&amp;gm_a=0.0063956972033066&amp;gm_b=3.0415288897117">0.0040</text:a> </text:p>
          </table:table-cell>
          <table:table-cell office:value-type="float" office:value="3.16">
            <text:p>3.16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6.6 - 17.0</text:p>
          </table:table-cell>
          <table:table-cell office:value-type="string">
            <text:p>TL  </text:p>
          </table:table-cell>
          <table:table-cell office:value-type="float" office:value="22">
            <text:p>22</text:p>
          </table:table-cell>
          <table:table-cell office:value-type="string">
            <text:p>Croatia</text:p>
          </table:table-cell>
          <table:table-cell office:value-type="string">
            <text:p>River Cetina estuary, middle Adriatic, 2000-2004  </text:p>
          </table:table-cell>
        </table:table-row>
        <table:table-row table:style-name="ro2">
          <table:table-cell office:value-type="string">
            <text:p><text:a xlink:href="http://www.fishbase.org/PopDyn/FishLWSummary.php?ID=1043&amp;id2=2614&amp;genusname=Sardinella&amp;speciesname=aurita&amp;fc=43&amp;variable_Length=10&amp;gm_a=0.0063956972033066&amp;gm_b=3.0415288897117">0.0029</text:a> </text:p>
          </table:table-cell>
          <table:table-cell office:value-type="float" office:value="3.26">
            <text:p>3.26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   </text:p>
          </table:table-cell>
          <table:table-cell table:number-columns-repeated="2" office:value-type="string">
            <text:p>  </text:p>
          </table:table-cell>
          <table:table-cell office:value-type="string">
            <text:p>Cote d'Ivoire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string">
            <text:p><text:a xlink:href="http://www.fishbase.org/PopDyn/FishLWSummary.php?ID=1043&amp;id2=2615&amp;genusname=Sardinella&amp;speciesname=aurita&amp;fc=43&amp;variable_Length=10&amp;gm_a=0.0063956972033066&amp;gm_b=3.0415288897117">0.0043</text:a> </text:p>
          </table:table-cell>
          <table:table-cell office:value-type="float" office:value="3.28">
            <text:p>3.28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   </text:p>
          </table:table-cell>
          <table:table-cell table:number-columns-repeated="2" office:value-type="string">
            <text:p>  </text:p>
          </table:table-cell>
          <table:table-cell office:value-type="string">
            <text:p>Congo Rep</text:p>
          </table:table-cell>
          <table:table-cell office:value-type="string">
            <text:p>  </text:p>
          </table:table-cell>
        </table:table-row>
        <table:table-row table:style-name="ro2">
          <table:table-cell office:value-type="string">
            <text:p><text:a xlink:href="http://www.fishbase.org/PopDyn/FishLWSummary.php?ID=1043&amp;id2=2621&amp;genusname=Sardinella&amp;speciesname=aurita&amp;fc=43&amp;variable_Length=10&amp;gm_a=0.0063956972033066&amp;gm_b=3.0415288897117">0.0061</text:a> </text:p>
          </table:table-cell>
          <table:table-cell office:value-type="float" office:value="3.29">
            <text:p>3.29</text:p>
          </table:table-cell>
          <table:table-cell office:value-type="string">
            <text:p> </text:p>
          </table:table-cell>
          <table:table-cell office:value-type="string">
            <text:p>unsexed </text:p>
          </table:table-cell>
          <table:table-cell office:value-type="string">
            <text:p>5.0 - 32.0</text:p>
          </table:table-cell>
          <table:table-cell office:value-type="string">
            <text:p>FL  </text:p>
          </table:table-cell>
          <table:table-cell office:value-type="string">
            <text:p>  </text:p>
          </table:table-cell>
          <table:table-cell office:value-type="string">
            <text:p>Senegal</text:p>
          </table:table-cell>
          <table:table-cell office:value-type="string">
            <text:p>Senegal  </text:p>
          </table:table-cell>
        </table:table-row>
        <table:table-row table:style-name="ro7">
          <table:table-cell office:value-type="string">
            <text:p><text:a xlink:href="http://www.fishbase.org/PopDyn/FishLWSummary.php?ID=1043&amp;id2=10264&amp;genusname=Sardinella&amp;speciesname=aurita&amp;fc=43&amp;variable_Length=10&amp;gm_a=0.0063956972033066&amp;gm_b=3.0415288897117">0.0031</text:a> </text:p>
          </table:table-cell>
          <table:table-cell office:value-type="float" office:value="3.439">
            <text:p>3.439</text:p>
          </table:table-cell>
          <table:table-cell office:value-type="string">
            <text:p>yes </text:p>
          </table:table-cell>
          <table:table-cell office:value-type="string">
            <text:p>juvenile </text:p>
          </table:table-cell>
          <table:table-cell office:value-type="string">
            <text:p>4.6 - 6.8</text:p>
          </table:table-cell>
          <table:table-cell office:value-type="string">
            <text:p>TL  </text:p>
          </table:table-cell>
          <table:table-cell office:value-type="float" office:value="24">
            <text:p>24</text:p>
          </table:table-cell>
          <table:table-cell office:value-type="string">
            <text:p>Turkey</text:p>
          </table:table-cell>
          <table:table-cell office:value-type="string">
            <text:p>Erdek Bay (27°20'- 27°52' E; 40°18'-40°28' N), Sea of Marmara, 2000-2001  </text:p>
          </table:table-cell>
        </table:table-row>
        <table:table-row table:style-name="ro8">
          <table:table-cell table:style-name="Default" table:formula="of:=MEDIAN([.A2:.A21])" office:value-type="float" office:value="0">
            <text:p>#VALUE!</text:p>
          </table:table-cell>
          <table:table-cell table:style-name="Default" table:number-columns-repeated="8"/>
        </table:table-row>
      </table:table>
      <table:named-expressions>
        <table:named-range table:name="LWRelationshipList" table:base-cell-address="$'l-w'.$A$1" table:cell-range-address="$'l-w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mitjo </meta:initial-creator>
    <meta:creation-date>2012-05-07T11:24:40</meta:creation-date>
    <dc:date>2012-05-07T13:21:08</dc:date>
    <dc:creator>gamitjo </dc:creator>
    <meta:editing-duration>PT1H26M34S</meta:editing-duration>
    <meta:editing-cycles>1</meta:editing-cycles>
    <meta:document-statistic meta:table-count="5" meta:cell-count="668" meta:object-count="0"/>
    <meta:generator>LibreOffice/3.5$Linux_X86_64 LibreOffice_project/350m1$Build-2</meta:generator>
  </office:meta>
</office:document-meta>
</file>